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Heading_20_2">
      <style:text-properties fo:font-style="normal" style:font-style-asian="normal" style:font-style-complex="normal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 style:list-style-name="L1">
      <style:text-properties fo:font-style="normal" style:font-style-asian="normal" style:font-style-complex="normal"/>
    </style:style>
    <style:style style:name="P9" style:family="paragraph" style:parent-style-name="Text_20_body" style:list-style-name="L2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op-up Fenster implementieren</text:h>
      <text:h text:style-name="P5" text:outline-level="2">Datenbank für Akeyi initialisieren:</text:h>
      <text:p text:style-name="P1">Composer init-test-system</text:p>
      <text:p text:style-name="P1">Composer init-reseller-system</text:p>
      <text:p text:style-name="P1">Notfalls composer dump</text:p>
      <text:p text:style-name="P1"/>
      <text:p text:style-name="P2">Übliches vorgehen beim commiten und pushen:</text:p>
      <text:p text:style-name="P1">Commit messages beginnen immer mit der Ticketnummer, z. B. DEV-1967</text:p>
      <text:p text:style-name="P1">Pull request erstellen:</text:p>
      <text:list xml:id="list2385494847371876273" text:style-name="L1">
        <text:list-item>
          <text:p text:style-name="P8">Push changes into ticket branch</text:p>
        </text:list-item>
        <text:list-item>
          <text:p text:style-name="P8">Go to the branch in bitbucket</text:p>
        </text:list-item>
        <text:list-item>
          <text:p text:style-name="P8">Check „close branch...“</text:p>
        </text:list-item>
        <text:list-item>
          <text:p text:style-name="P8">Create pull request</text:p>
        </text:list-item>
      </text:list>
      <text:p text:style-name="P1">Merge conflikte? Dann →</text:p>
      <text:list xml:id="list4387955898997704951" text:style-name="L2">
        <text:list-item>
          <text:p text:style-name="P9">pull master lokal</text:p>
        </text:list-item>
        <text:list-item>
          <text:p text:style-name="P9">Merge vom Ticket-Branch mit master</text:p>
        </text:list-item>
        <text:list-item>
          <text:p text:style-name="P9">push changes</text:p>
        </text:list-item>
      </text:list>
      <text:p text:style-name="P1"/>
      <text:h text:style-name="P5" text:outline-level="2">Csrf-flag in vue: //Eigene Bibliothek von Lean Ocean</text:h>
      <text:p text:style-name="P1">&lt;csrf-field&gt;&lt;/csrf-field&gt;</text:p>
      <text:p text:style-name="P1"/>
      <text:p text:style-name="P2">Akeyi-card</text:p>
      <text:p text:style-name="P3">Form: Form-Element muss Akeyi-card umschließen, wenn template in Akeyi-Card verwendet wird</text:p>
      <text:p text:style-name="P3"/>
      <text:p text:style-name="P4">Configs</text:p>
      <text:p text:style-name="P3">Configs für das Projekt sind in app.php gespeichert. Auf diese kann man über Config::php o.ä zugreifen</text:p>
      <text:p text:style-name="P3"/>
      <text:p text:style-name="P4">Zugriffsdaten</text:p>
      <text:p text:style-name="P3">Superadmin: corona-portal.test/admin, <text:a xlink:type="simple" xlink:href="mailto:holz@lean-ocean.com" text:style-name="Internet_20_link" text:visited-style-name="Visited_20_Internet_20_Link">holz@lean-ocean.com</text:a>,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7T13:53:39</meta:creation-date>
    <meta:generator>OpenOffice/4.1.7$Unix OpenOffice.org_project/417m1$Build-9800</meta:generator>
    <dc:date>2020-07-23T18:17:37</dc:date>
    <meta:editing-duration>P3DT3H45M56S</meta:editing-duration>
    <meta:editing-cycles>9</meta:editing-cycles>
    <meta:document-statistic meta:table-count="0" meta:image-count="0" meta:object-count="0" meta:page-count="1" meta:paragraph-count="24" meta:word-count="114" meta:character-count="837"/>
    <dc:creator>Norbert Mosinski</dc:creator>
  </office:meta>
</office:document-meta>
</file>